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009cm" style:use-optimal-column-width="false"/>
    </style:style>
    <style:style style:name="co2" style:family="table-column">
      <style:table-column-properties style:column-width="6.558cm" style:use-optimal-column-width="false"/>
    </style:style>
    <style:style style:name="co3" style:family="table-column">
      <style:table-column-properties style:column-width="4.766cm" style:use-optimal-column-width="false"/>
    </style:style>
    <style:style style:name="co4" style:family="table-column">
      <style:table-column-properties style:column-width="2.042cm" style:use-optimal-column-width="false"/>
    </style:style>
    <style:style style:name="co5" style:family="table-column">
      <style:table-column-properties style:column-width="4.298cm" style:use-optimal-column-width="false"/>
    </style:style>
    <style:style style:name="co6" style:family="table-column">
      <style:table-column-properties style:column-width="1.989cm" style:use-optimal-column-width="false"/>
    </style:style>
    <style:style style:name="co7" style:family="table-column">
      <style:table-column-properties style:column-width="4.227cm" style:use-optimal-column-width="false"/>
    </style:style>
    <style:style style:name="co8" style:family="table-column">
      <style:table-column-properties style:column-width="2.327cm" style:use-optimal-column-width="false"/>
    </style:style>
    <style:style style:name="co9" style:family="table-column">
      <style:table-column-properties style:column-width="1.408cm" style:use-optimal-column-width="false"/>
    </style:style>
    <style:style style:name="co10" style:family="table-column">
      <style:table-column-properties style:column-width="2.457cm" style:use-optimal-column-width="false"/>
    </style:style>
    <style:style style:name="co11" style:family="table-column">
      <style:table-column-properties style:column-width="5.662cm" style:use-optimal-column-width="false"/>
    </style:style>
    <style:style style:name="co12" style:family="table-column">
      <style:table-column-properties style:column-width="2.001cm" style:use-optimal-column-width="false"/>
    </style:style>
    <style:style style:name="co13" style:family="table-column">
      <style:table-column-properties style:column-width="2.035cm" style:use-optimal-column-width="false"/>
    </style:style>
    <style:style style:name="co14" style:family="table-column">
      <style:table-column-properties style:column-width="4.849cm" style:use-optimal-column-width="false"/>
    </style:style>
    <style:style style:name="co15" style:family="table-column">
      <style:table-column-properties style:column-width="1.155cm" style:use-optimal-column-width="false"/>
    </style:style>
    <style:style style:name="co16" style:family="table-column">
      <style:table-column-properties style:column-width="2.443cm" style:use-optimal-column-width="false"/>
    </style:style>
    <style:style style:name="co17" style:family="table-column">
      <style:table-column-properties style:column-width="4.027cm" style:use-optimal-column-width="false"/>
    </style:style>
    <style:style style:name="co18" style:family="table-column">
      <style:table-column-properties style:column-width="4.323cm" style:use-optimal-column-width="false"/>
    </style:style>
    <style:style style:name="co19" style:family="table-column">
      <style:table-column-properties style:column-width="2.581cm" style:use-optimal-column-width="false"/>
    </style:style>
    <style:style style:name="co20" style:family="table-column">
      <style:table-column-properties style:column-width="6.065cm" style:use-optimal-column-width="false"/>
    </style:style>
    <style:style style:name="ro1" style:family="table-row">
      <style:table-row-properties style:row-height="0.675cm" style:use-optimal-row-height="false"/>
    </style:style>
    <style:style style:name="ro2" style:family="table-row">
      <style:table-row-properties style:row-height="0.605cm" style:use-optimal-row-height="false"/>
    </style:style>
    <style:style style:name="ro3" style:family="table-row">
      <style:table-row-properties style:row-height="0.633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paragraph-properties fo:text-align="center"/>
      <style:text-properties fo:font-size="11pt" style:font-size-asian="11pt" style:font-size-complex="11pt"/>
    </style:style>
    <style:style style:name="ce3" style:family="table-cell">
      <style:text-properties fo:font-size="11pt" style:font-size-asian="11pt" style:font-size-complex="11pt"/>
    </style:style>
    <style:style style:name="ce4" style:family="table-cell">
      <style:text-properties fo:font-size="13pt" style:font-size-asian="13pt" style:font-size-complex="13pt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9.566cm" svg:height="3.374cm" svg:x="11.018cm" svg:y="0.91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Name</text:p>
              </table:table-cell>
              <table:table-cell/>
            </table:table-row>
            <table:table-row table:style-name="ro1" table:default-cell-style-name="ce1">
              <table:table-cell>
                <text:p text:style-name="P1">Phone</text:p>
              </table:table-cell>
              <table:table-cell/>
            </table:table-row>
            <table:table-row table:style-name="ro1" table:default-cell-style-name="ce1">
              <table:table-cell>
                <text:p text:style-name="P1">Address</text:p>
              </table:table-cell>
              <table:table-cell/>
            </table:table-row>
            <table:table-row table:style-name="ro1" table:default-cell-style-name="ce1">
              <table:table-cell>
                <text:p text:style-name="P1">City, Prov, PC</text:p>
              </table:table-cell>
              <table:table-cell/>
            </table:table-row>
            <table:table-row table:style-name="ro1" table:default-cell-style-name="ce1">
              <table:table-cell>
                <text:p text:style-name="P1">Date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9.648cm" svg:height="1.307cm" svg:x="0.941cm" svg:y="4.42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2">
              <table:table-cell>
                <text:p text:style-name="P2">Unit</text:p>
              </table:table-cell>
              <table:table-cell>
                <text:p text:style-name="P2">KM’s</text:p>
              </table:table-cell>
              <table:table-cell>
                <text:p text:style-name="P2">VIN</text:p>
              </table:table-cell>
              <table:table-cell>
                <text:p text:style-name="P2">Tag</text:p>
              </table:table-cell>
              <table:table-cell>
                <text:p text:style-name="P2">Motor</text:p>
              </table:table-cell>
              <table:table-cell>
                <text:p text:style-name="P2">Budget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9.566cm" svg:height="16.457cm" svg:x="1.023cm" svg:y="5.874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3" table:default-cell-style-name="ce2">
              <table:table-cell>
                <text:p text:style-name="P2">Qty</text:p>
              </table:table-cell>
              <table:table-cell>
                <text:p text:style-name="P2">Part #</text:p>
              </table:table-cell>
              <table:table-cell>
                <text:p text:style-name="P2">Description</text:p>
              </table:table-cell>
              <table:table-cell>
                <text:p text:style-name="P2">Price</text:p>
              </table:table-cell>
              <table:table-cell>
                <text:p text:style-name="P2">Total</text:p>
              </table:table-cell>
              <table:table-cell>
                <text:p text:style-name="P2">Service</text:p>
              </table:table-cell>
              <table:table-cell>
                <text:p text:style-name="P2">hr</text:p>
              </table:table-cell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469cm" svg:height="4.43cm" svg:x="14.111cm" svg:y="22.523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3" table:default-cell-style-name="ce3">
              <table:table-cell>
                <text:p text:style-name="P3">Labour hrs</text:p>
              </table:table-cell>
              <table:table-cell/>
            </table:table-row>
            <table:table-row table:style-name="ro3" table:default-cell-style-name="ce3">
              <table:table-cell>
                <text:p><text:span text:style-name="T1">Labour</text:span></text:p>
              </table:table-cell>
              <table:table-cell/>
            </table:table-row>
            <table:table-row table:style-name="ro4" table:default-cell-style-name="ce3">
              <table:table-cell>
                <text:p><text:span text:style-name="T1">Parts</text:span></text:p>
              </table:table-cell>
              <table:table-cell/>
            </table:table-row>
            <table:table-row table:style-name="ro4" table:default-cell-style-name="ce3">
              <table:table-cell/>
              <table:table-cell/>
            </table:table-row>
            <table:table-row table:style-name="ro3" table:default-cell-style-name="ce3">
              <table:table-cell>
                <text:p><text:span text:style-name="T1">Sub Total</text:span></text:p>
              </table:table-cell>
              <table:table-cell/>
            </table:table-row>
            <table:table-row table:style-name="ro3" table:default-cell-style-name="ce3">
              <table:table-cell>
                <text:p><text:span text:style-name="T1">Tax</text:span></text:p>
              </table:table-cell>
              <table:table-cell/>
            </table:table-row>
            <table:table-row table:style-name="ro3" table:default-cell-style-name="ce3">
              <table:table-cell>
                <text:p text:style-name="P3">Total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2.968cm" svg:height="3.877cm" svg:x="0.966cm" svg:y="23.11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3" table:default-cell-style-name="ce3">
              <table:table-cell>
                <text:p text:style-name="P3">Notes:</text:p>
              </table:table-cell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3">Service Writer: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><text:span text:style-name="T1">Technician:</text:span></text:p>
              </table:table-cell>
              <table:table-cell/>
              <table:table-cell/>
            </table:table-row>
            <table:table-row table:style-name="ro3" table:default-cell-style-name="ce3">
              <table:table-cell table:style-name="ce4">
                <text:p text:style-name="P4"><text:span text:style-name="T2">Customer Signature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2T22:15:14.136000000</meta:creation-date>
    <dc:date>2024-08-02T23:31:42.050000000</dc:date>
    <meta:editing-duration>PT1H9M56S</meta:editing-duration>
    <meta:editing-cycles>3</meta:editing-cycles>
    <meta:generator>LibreOffice/7.5.2.2$Windows_X86_64 LibreOffice_project/53bb9681a964705cf672590721dbc85eb4d0c3a2</meta:generator>
    <meta:document-statistic meta:object-count="5"/>
  </office:meta>
</office:document-meta>
</file>